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9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" style:parent-style-name="Standard" style:family="paragraph">
      <style:paragraph-properties fo:line-height="115%"/>
    </style:style>
    <style:style style:name="T11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2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3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16" style:parent-style-name="Standard" style:family="paragraph">
      <style:paragraph-properties fo:line-height="115%"/>
    </style:style>
    <style:style style:name="T17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8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9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0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1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22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3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24" style:parent-style-name="Standard" style:family="paragraph">
      <style:paragraph-properties fo:line-height="115%"/>
    </style:style>
    <style:style style:name="T2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26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7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29" style:parent-style-name="Standard" style:family="paragraph">
      <style:paragraph-properties fo:line-height="115%"/>
    </style:style>
    <style:style style:name="T30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1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2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3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4" style:parent-style-name="Standard" style:family="paragraph">
      <style:paragraph-properties fo:line-height="115%"/>
    </style:style>
    <style:style style:name="T35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6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7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8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9" style:parent-style-name="Standard" style:family="paragraph">
      <style:paragraph-properties fo:line-height="115%"/>
    </style:style>
    <style:style style:name="T40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1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2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3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4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45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6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7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9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0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1" style:parent-style-name="Standard" style:family="paragraph">
      <style:paragraph-properties fo:line-height="115%"/>
    </style:style>
    <style:style style:name="T52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53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54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5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56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7" style:parent-style-name="Standard" style:family="paragraph">
      <style:paragraph-properties fo:line-height="115%"/>
    </style:style>
    <style:style style:name="T58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59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60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1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2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3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4" style:parent-style-name="Standard" style:family="paragraph">
      <style:paragraph-properties fo:line-height="115%"/>
    </style:style>
    <style:style style:name="T65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6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6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69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70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72" style:parent-style-name="Standard" style:family="paragraph">
      <style:paragraph-properties fo:line-height="115%"/>
    </style:style>
    <style:style style:name="T73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74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76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77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7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79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81" style:parent-style-name="Standard" style:family="paragraph">
      <style:paragraph-properties fo:line-height="115%"/>
    </style:style>
    <style:style style:name="T82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83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8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86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87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8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89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90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91" style:parent-style-name="Standard" style:family="paragraph">
      <style:paragraph-properties fo:line-height="115%"/>
    </style:style>
    <style:style style:name="T92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93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94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9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96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97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9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99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0" style:parent-style-name="Standard" style:family="paragraph">
      <style:paragraph-properties fo:line-height="115%"/>
    </style:style>
    <style:style style:name="T101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02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03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04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0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06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0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09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10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11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112" style:parent-style-name="Standard" style:family="paragraph">
      <style:paragraph-properties fo:line-height="115%"/>
    </style:style>
    <style:style style:name="T113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14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16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17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1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19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20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122" style:parent-style-name="Standard" style:family="paragraph">
      <style:paragraph-properties fo:line-height="115%"/>
    </style:style>
    <style:style style:name="T123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24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26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27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2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29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131" style:parent-style-name="Standard" style:family="paragraph">
      <style:paragraph-properties fo:line-height="115%"/>
    </style:style>
    <style:style style:name="T132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33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3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36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137" style:parent-style-name="Standard" style:family="paragraph">
      <style:paragraph-properties fo:line-height="115%"/>
    </style:style>
    <style:style style:name="T13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39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 fo:line-height="115%"/>
    </style:style>
    <style:style style:name="T141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42" style:parent-style-name="Основнойшрифтабзаца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144" style:parent-style-name="Standard" style:family="paragraph">
      <style:paragraph-properties fo:line-height="115%"/>
    </style:style>
    <style:style style:name="T145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6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47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148" style:parent-style-name="Standard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P149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0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1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2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3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4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5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6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7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8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59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0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1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2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3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4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5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6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7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8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69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0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1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2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3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4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5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6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7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8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79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80" style:parent-style-name="Standard" style:family="paragraph">
      <style:paragraph-properties fo:line-height="70%"/>
      <style:text-properties style:font-name="Arial" style:font-name-complex="Arial" fo:font-size="11pt" style:font-size-asian="11pt" style:font-size-complex="11pt"/>
    </style:style>
    <style:style style:name="P181" style:parent-style-name="Standard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P182" style:parent-style-name="Standard" style:family="paragraph">
      <style:paragraph-properties fo:line-height="115%"/>
    </style:style>
    <style:style style:name="T183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84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185" style:parent-style-name="Standard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P186" style:parent-style-name="Standard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P187" style:parent-style-name="Standard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P188" style:parent-style-name="Standard" style:family="paragraph">
      <style:paragraph-properties fo:text-align="end" fo:line-height="115%"/>
    </style:style>
    <style:style style:name="T189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90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191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92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193" style:parent-style-name="Standard" style:family="paragraph">
      <style:paragraph-properties fo:text-align="end" fo:line-height="115%"/>
      <style:text-properties style:font-name="Arial" style:font-name-complex="Arial" fo:font-size="11pt" style:font-size-asian="11pt" style:font-size-complex="11pt"/>
    </style:style>
    <style:style style:name="P194" style:parent-style-name="Standard" style:family="paragraph">
      <style:paragraph-properties fo:text-align="end" fo:line-height="115%"/>
      <style:text-properties style:font-name="Arial" style:font-name-complex="Arial" fo:font-size="11pt" style:font-size-asian="11pt" style:font-size-complex="11pt"/>
    </style:style>
    <style:style style:name="P195" style:parent-style-name="Standard" style:family="paragraph">
      <style:paragraph-properties fo:text-align="end" fo:line-height="115%"/>
      <style:text-properties style:font-name="Arial" style:font-name-complex="Arial" fo:font-size="11pt" style:font-size-asian="11pt" style:font-size-complex="11pt"/>
    </style:style>
    <style:style style:name="P196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97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98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99" style:parent-style-name="Standard" style:family="paragraph">
      <style:paragraph-properties fo:line-height="115%"/>
    </style:style>
    <style:style style:name="T200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01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202" style:parent-style-name="Standard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P203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P204" style:parent-style-name="Standard" style:family="paragraph">
      <style:paragraph-properties fo:line-height="115%"/>
    </style:style>
    <style:style style:name="T205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06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207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ableColumn209" style:family="table-column">
      <style:table-column-properties style:column-width="0.375in" style:use-optimal-column-width="false"/>
    </style:style>
    <style:style style:name="TableColumn210" style:family="table-column">
      <style:table-column-properties style:column-width="0.5625in" style:use-optimal-column-width="false"/>
    </style:style>
    <style:style style:name="TableColumn211" style:family="table-column">
      <style:table-column-properties style:column-width="0.6979in" style:use-optimal-column-width="false"/>
    </style:style>
    <style:style style:name="TableColumn212" style:family="table-column">
      <style:table-column-properties style:column-width="0.5833in" style:use-optimal-column-width="false"/>
    </style:style>
    <style:style style:name="TableColumn213" style:family="table-column">
      <style:table-column-properties style:column-width="1.6562in" style:use-optimal-column-width="false"/>
    </style:style>
    <style:style style:name="TableColumn214" style:family="table-column">
      <style:table-column-properties style:column-width="1.625in" style:use-optimal-column-width="false"/>
    </style:style>
    <style:style style:name="TableColumn215" style:family="table-column">
      <style:table-column-properties style:column-width="1.1833in" style:use-optimal-column-width="false"/>
    </style:style>
    <style:style style:name="Table208" style:family="table">
      <style:table-properties style:width="6.6833in" fo:margin-left="0.0145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Row231" style:family="table-row">
      <style:table-row-properties style:min-row-height="1.1034in"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P246" style:parent-style-name="Обычный" style:family="paragraph">
      <style:text-properties style:font-name="Arial" style:font-name-complex="Arial" text:display="none" fo:font-size="11pt" style:font-size-asian="11pt" style:font-size-complex="11pt"/>
    </style:style>
    <style:style style:name="TableColumn248" style:family="table-column">
      <style:table-column-properties style:column-width="0.375in" style:use-optimal-column-width="false"/>
    </style:style>
    <style:style style:name="TableColumn249" style:family="table-column">
      <style:table-column-properties style:column-width="0.552in" style:use-optimal-column-width="false"/>
    </style:style>
    <style:style style:name="TableColumn250" style:family="table-column">
      <style:table-column-properties style:column-width="0.7083in" style:use-optimal-column-width="false"/>
    </style:style>
    <style:style style:name="TableColumn251" style:family="table-column">
      <style:table-column-properties style:column-width="0.5937in" style:use-optimal-column-width="false"/>
    </style:style>
    <style:style style:name="TableColumn252" style:family="table-column">
      <style:table-column-properties style:column-width="1.6458in" style:use-optimal-column-width="false"/>
    </style:style>
    <style:style style:name="TableColumn253" style:family="table-column">
      <style:table-column-properties style:column-width="1.625in" style:use-optimal-column-width="false"/>
    </style:style>
    <style:style style:name="TableColumn254" style:family="table-column">
      <style:table-column-properties style:column-width="1.1736in" style:use-optimal-column-width="false"/>
    </style:style>
    <style:style style:name="Table247" style:family="table">
      <style:table-properties style:width="6.6736in" fo:margin-left="0.0145in" table:align="left"/>
    </style:style>
    <style:style style:name="TableRow255" style:family="table-row">
      <style:table-row-properties style:min-row-height="0.0625in" style:use-optimal-row-height="false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270" style:parent-style-name="Standard" style:family="paragraph">
      <style:paragraph-properties fo:line-height="115%"/>
      <style:text-properties style:font-name="Arial" style:font-name-complex="Arial" fo:font-size="11pt" style:font-size-asian="11pt" style:font-size-complex="11pt"/>
    </style:style>
    <style:style style:name="P271" style:parent-style-name="Standard" style:family="paragraph">
      <style:paragraph-properties fo:line-height="115%"/>
    </style:style>
    <style:style style:name="T272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73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274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275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76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277" style:parent-style-name="Основнойшрифтабзаца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78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279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P280" style:parent-style-name="Standard" style:family="paragraph">
      <style:paragraph-properties fo:text-align="end" fo:line-height="115%"/>
      <style:text-properties style:font-name="Arial" style:font-name-complex="Arial" fo:font-size="11pt" style:font-size-asian="11pt" style:font-size-complex="11pt"/>
    </style:style>
    <style:style style:name="P281" style:parent-style-name="Standard" style:family="paragraph">
      <style:paragraph-properties fo:text-align="end" fo:line-height="115%"/>
    </style:style>
    <style:style style:name="T282" style:parent-style-name="Основнойшрифтабзаца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Отчет по лабораторной работе № 3</text:span><text:span text:style-name="T7"><text:tab/></text:span><text:span text:style-name="T8"><text:tab/></text:span></text:p>
      <text:p text:style-name="P9"><text:tab/><text:tab/><text:tab/><text:tab/></text:p>
      <text:p text:style-name="P10"><text:span text:style-name="T11"><text:tab/></text:span><text:span text:style-name="T12"><text:tab/></text:span><text:span text:style-name="T13"><text:tab/></text:span><text:span text:style-name="T14"><text:tab/>по курсу:<text:s/></text:span><text:span text:style-name="T15">Фундаментальная информатика</text:span></text:p>
      <text:p text:style-name="P16"><text:span text:style-name="T17"><text:tab/></text:span><text:span text:style-name="T18"><text:tab/></text:span><text:span text:style-name="T19"><text:tab/></text:span><text:span text:style-name="T20"><text:tab/>Студент группы:<text:s/></text:span><text:span text:style-name="T21">М8О-105Б-19</text:span><text:span text:style-name="T22"><text:s text:c="3"/></text:span><text:span text:style-name="T23">Барсов Артем</text:span></text:p>
      <text:p text:style-name="P24"><text:span text:style-name="T25"><text:s text:c="44"/></text:span><text:span text:style-name="T26"><text:s text:c="2"/>№<text:s/></text:span><text:span text:style-name="T27">по списку:<text:s/></text:span><text:span text:style-name="T28">2</text:span></text:p>
      <text:p text:style-name="P29"><text:span text:style-name="T30"><text:tab/></text:span><text:span text:style-name="T31"><text:tab/></text:span><text:span text:style-name="T32"><text:tab/></text:span><text:span text:style-name="T33"><text:tab/>Контакты e-mail:<text:s/></text:span></text:p>
      <text:p text:style-name="P34"><text:span text:style-name="T35"><text:tab/></text:span><text:span text:style-name="T36"><text:tab/></text:span><text:span text:style-name="T37"><text:tab/></text:span><text:span text:style-name="T38"><text:tab/>Работа выполнена:<text:s/></text:span></text:p>
      <text:p text:style-name="P39"><text:span text:style-name="T40"><text:tab/></text:span><text:span text:style-name="T41"><text:tab/></text:span><text:span text:style-name="T42"><text:tab/></text:span><text:span text:style-name="T43"><text:tab/>Преподаватель:<text:s/></text:span><text:span text:style-name="T44">Доцент каф 806 Никулин Сергей Петрович.</text:span></text:p>
      <text:p text:style-name="P45"><text:tab/><text:tab/><text:tab/><text:tab/>Входной контроль знаний с оценкой:</text:p>
      <text:p text:style-name="P46"><text:tab/><text:tab/><text:tab/><text:tab/>Отсчет сдан:<text:s/><text:tab/><text:tab/><text:tab/><text:tab/>итоговая оценка:</text:p>
      <text:p text:style-name="P47"/>
      <text:p text:style-name="P48"><text:tab/><text:tab/><text:tab/><text:tab/><text:tab/><text:tab/><text:tab/>Подпись преподавателя___________</text:p>
      <text:p text:style-name="P49"/>
      <text:p text:style-name="P50"/>
      <text:p text:style-name="P51"><text:span text:style-name="T52">1.Тема:<text:s/></text:span><text:span text:style-name="T53">Сети и телек</text:span><text:span text:style-name="T54">о</text:span><text:span text:style-name="T55">ммуникации в OC UNIX.</text:span></text:p>
      <text:p text:style-name="P56"/>
      <text:p text:style-name="P57"><text:span text:style-name="T58">2.Цель работы:<text:s/></text:span><text:span text:style-name="T59">Собственноручно проделать основные примеры и продемонстрировать владение сетевыми средствами преподавателю.</text:span></text:p>
      <text:p text:style-name="P60"/>
      <text:p text:style-name="P61">3.Задание(Вариант № ):</text:p>
      <text:p text:style-name="P62"/>
      <text:p text:style-name="P63">4.Оборудование (лабораторное):</text:p>
      <text:p text:style-name="P64"><text:span text:style-name="T65"><text:tab/></text:span><text:span text:style-name="T66">ЭВМ:</text:span><text:span text:style-name="T67"><text:s text:c="2"/>Intel<text:s/></text:span><text:span text:style-name="T68">Pentium(R) CPU G2140</text:span><text:span text:style-name="T69"><text:tab/></text:span><text:span text:style-name="T70">Процессор:</text:span><text:span text:style-name="T71"><text:s/>3.30GHz</text:span></text:p>
      <text:p text:style-name="P72"><text:span text:style-name="T73"><text:tab/></text:span><text:span text:style-name="T74">Имя узла сети:</text:span><text:span text:style-name="T75"><text:s/>cameron</text:span><text:span text:style-name="T76"><text:tab/></text:span><text:span text:style-name="T77"><text:tab/></text:span><text:span text:style-name="T78"><text:tab/></text:span><text:span text:style-name="T79">С ОП:</text:span><text:span text:style-name="T80"><text:s/>7.7 Gb</text:span></text:p>
      <text:p text:style-name="P81"><text:span text:style-name="T82"><text:tab/></text:span><text:span text:style-name="T83">НМД(Мб):</text:span><text:span text:style-name="T84"><text:s/>356.1 Gb</text:span><text:span text:style-name="T85"><text:tab/></text:span><text:span text:style-name="T86"><text:tab/></text:span><text:span text:style-name="T87"><text:tab/></text:span><text:span text:style-name="T88"><text:tab/></text:span><text:span text:style-name="T89">Терминал:<text:s/></text:span><text:span text:style-name="T90">Asus</text:span></text:p>
      <text:p text:style-name="P91"><text:span text:style-name="T92"><text:tab/></text:span><text:span text:style-name="T93">Адрес(терминала):<text:s/></text:span><text:span text:style-name="T94">/dev/pts/9</text:span><text:span text:style-name="T95"><text:tab/></text:span><text:span text:style-name="T96"><text:tab/></text:span><text:span text:style-name="T97">Принтер:</text:span><text:span text:style-name="T98"><text:s/>Hp-LaserJet-6p</text:span></text:p>
      <text:p text:style-name="P99">5.Программное обеспечение (лабораторное):</text:p>
      <text:p text:style-name="P100"><text:span text:style-name="T101"><text:tab/></text:span><text:span text:style-name="T102">ОП семейства:</text:span><text:span text:style-name="T103"><text:s/>Linux</text:span><text:span text:style-name="T104"><text:tab/></text:span><text:span text:style-name="T105"><text:tab/></text:span><text:span text:style-name="T106">Наименование:</text:span><text:span text:style-name="T107"><text:s/>Ubuntu<text:s/></text:span><text:span text:style-name="T108"><text:tab/></text:span><text:span text:style-name="T109">Версия:</text:span><text:span text:style-name="T110"><text:s/>14.04 LTS</text:span><text:span text:style-name="T111"><text:tab/></text:span></text:p>
      <text:p text:style-name="P112"><text:span text:style-name="T113"><text:tab/></text:span><text:span text:style-name="T114">Интерпретатор команд:</text:span><text:span text:style-name="T115"><text:s/>GNU bash <text:s text:c="7"/></text:span><text:span text:style-name="T116"><text:tab/></text:span><text:span text:style-name="T117"><text:tab/></text:span><text:span text:style-name="T118"><text:tab/></text:span><text:span text:style-name="T119"><text:tab/></text:span><text:span text:style-name="T120">Версия:</text:span><text:span text:style-name="T121"><text:s/>4.3.11(1)</text:span></text:p>
      <text:p text:style-name="P122"><text:span text:style-name="T123"><text:tab/></text:span><text:span text:style-name="T124">Редактор текстов:</text:span><text:span text:style-name="T125"><text:s/>emacs <text:s text:c="40"/></text:span><text:span text:style-name="T126"><text:tab/></text:span><text:span text:style-name="T127"><text:tab/></text:span><text:span text:style-name="T128"><text:tab/></text:span><text:span text:style-name="T129">Версия:<text:s/></text:span><text:span text:style-name="T130">24.3.1</text:span></text:p>
      <text:p text:style-name="P131"><text:span text:style-name="T132"><text:tab/></text:span><text:span text:style-name="T133">Утилиты ОП:</text:span><text:span text:style-name="T134"><text:s/>ping, rlogin, telnet, ssh, ssh, scp, sftp, get, put, mget, mput, tar, pax, gzip</text:span><text:span text:style-name="T135">,<text:s/></text:span><text:span text:style-name="T136"><text:tab/>iconv, unix2dos, dos2unix.</text:span></text:p>
      <text:p text:style-name="P137"><text:span text:style-name="T138"><text:tab/></text:span><text:span text:style-name="T139">Прикладные системы и программы:</text:span></text:p>
      <text:p text:style-name="P140"><text:span text:style-name="T141"><text:tab/></text:span><text:span text:style-name="T142">Местонахождение и имена файлов программ и данных:</text:span><text:span text:style-name="T143"><text:s/>/home/stud</text:span></text:p>
      <text:p text:style-name="P144"><text:span text:style-name="T145">6. Идея, метод, алгоритм</text:span><text:span text:style-name="T146"><text:s/>решения задачи (в формах: словесной, псевдокода, графический [блок-схема, диаграмма, рисунок, таблица] или</text:span><text:span text:style-name="T147"><text:s/>формальные спецификации с пред- и постусловиями)</text:span></text:p>
      <text:p text:style-name="P148"/>
      <text:p text:style-name="P149">ping &lt;имя_узла&gt; - проверка доступности сервера в сети TCP/IP.</text:p>
      <text:p text:style-name="P150"/>
      <text:p text:style-name="P151">rlogin &lt;имя_узла&gt; <text:s/>- запускается процесс login того же пользователя на псевдотерминале указанной удаленной машины.</text:p>
      <text:p text:style-name="P152"/>
      <text:p text:style-name="P153">telnet &lt;имя_узла&gt; <text:s/>- запускается процесс инициализации псевдотерминала getty на удаленной машине.</text:p>
      <text:p text:style-name="P154"/>
      <text:p text:style-name="P155">ssh &lt;имя_узла&gt; - <text:s/>современная, защищенная версия telnet с шифрованием и компрессией данных.</text:p>
      <text:p text:style-name="P156"/>
      <text:p text:style-name="P157">ssh [&lt;пользователь&gt;@]&lt;имя_узла&gt; &lt;команда&gt; - выполнение одиночных команд пользователя на удаленной машине без логина</text:p>
      <text:p text:style-name="P158"/>
      <text:p text:style-name="P159">scp - копирование файлов и директорий между машинами.</text:p>
      <text:p text:style-name="P160"/>
      <text:p text:style-name="P161">sftp - запуск утилиты-клиент sftp.</text:p>
      <text:p text:style-name="P162"/>
      <text:p text:style-name="P163">get - получение файла с удаленной машины при помощи sftp.</text:p>
      <text:p text:style-name="P164"/>
      <text:p text:style-name="P165">put - отправка файла на удаленную машину при помощи sftp.</text:p>
      <text:p text:style-name="P166"/>
      <text:p text:style-name="P167">mget - аналог get<text:s/>для получения группы файлов.</text:p>
      <text:p text:style-name="P168"/>
      <text:p text:style-name="P169">mput - аналог put для отправки группы файлов.</text:p>
      <text:p text:style-name="P170"/>
      <text:p text:style-name="P171">tar - работа с архивами .tar</text:p>
      <text:p text:style-name="P172"/>
      <text:p text:style-name="P173">pax - работа с архивами .pax</text:p>
      <text:p text:style-name="P174"/>
      <text:p text:style-name="P175">gzip - упаковка\распаковка архивов.</text:p>
      <text:p text:style-name="P176"/>
      <text:p text:style-name="P177">iconv - перевод <text:s/>из одной кодировки в другую.</text:p>
      <text:p text:style-name="P178"/>
      <text:p text:style-name="P179">unix2dos &lt;unix-file&gt;,</text:p>
      <text:p text:style-name="P180">dos2unix &lt;dos-file&gt; - конвертация текстового файла в Windows-формат из UNIX-формата и обратно. <text:s/></text:p>
      <text:p text:style-name="P181"/>
      <text:p text:style-name="P182"><text:span text:style-name="T183">7. Сценарий выполнения работы<text:s/></text:span><text:span text:style-name="T184">(план работы, первоначальный текст программы в черновике[можно на отдельном листе] и тесты либо соображения по тестированию)</text:span></text:p>
      <text:p text:style-name="P185">1) Изучить справочный материал,предоставленный на лабораторной работе.</text:p>
      <text:p text:style-name="P186">2) Собственноручно проделать основные примеры и продемонстрировать владение сетевыми средствами<text:s/></text:p>
      <text:p text:style-name="P187">3) Запротоколировать работу, проделанную по данной ЛР.<text:s/>Оформить отчет на бланке.</text:p>
      <text:p text:style-name="P188"><text:span text:style-name="T189">П</text:span><text:span text:style-name="T190">ункты 1-7 отсчета заполняются<text:s/></text:span><text:span text:style-name="T191">строго до</text:span><text:span text:style-name="T192"><text:s/>начала лабораторной работы.</text:span></text:p>
      <text:p text:style-name="P193"/>
      <text:p text:style-name="P194">Допущен к выполнению работы. Подпись преподавателя_______</text:p>
      <text:p text:style-name="P195"/>
      <text:p text:style-name="P196"/>
      <text:p text:style-name="P197"/>
      <text:p text:style-name="P198"/>
      <text:p text:style-name="P199"><text:span text:style-name="T200">8. Распечатка протокола<text:s/></text:span><text:span text:style-name="T201">(подклеить листинг окончательного варианта программы с тестовыми примерами)</text:span></text:p>
      <text:p text:style-name="P202"/>
      <text:p text:style-name="P203"/>
      <text:p text:style-name="P204"><text:span text:style-name="T205">9. Дневник отладки</text:span><text:span text:style-name="T206"><text:s/>должен содержать дату и время сеансов отладки и<text:s/></text:span><text:span text:style-name="T207">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№</text:p>
          </table:table-cell>
          <table:table-cell table:style-name="TableCell219">
            <text:p text:style-name="P220">Лаб. или Дом.</text:p>
          </table:table-cell>
          <table:table-cell table:style-name="TableCell221">
            <text:p text:style-name="P222">Дата</text:p>
          </table:table-cell>
          <table:table-cell table:style-name="TableCell223">
            <text:p text:style-name="P224">Время</text:p>
          </table:table-cell>
          <table:table-cell table:style-name="TableCell225">
            <text:p text:style-name="P226">Событие</text:p>
          </table:table-cell>
          <table:table-cell table:style-name="TableCell227">
            <text:p text:style-name="P228">Действие по исправлению</text:p>
          </table:table-cell>
          <table:table-cell table:style-name="TableCell229">
            <text:p text:style-name="P230">Примечание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>-</text:p>
          </table:table-cell>
          <table:table-cell table:style-name="TableCell244">
            <text:p text:style-name="P245"/>
          </table:table-cell>
        </table:table-row>
      </table:table>
      <text:p text:style-name="P246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P270"/>
      <text:p text:style-name="P271"><text:span text:style-name="T272">11. Выводы:<text:s/></text:span><text:span text:style-name="T273">Я изучил</text:span><text:span text:style-name="T274"><text:s/>сетевые средства UNIX</text:span><text:span text:style-name="T275"><text:s/></text:span><text:span text:style-name="T276">и</text:span><text:span text:style-name="T277"><text:s/></text:span><text:span text:style-name="T278">собственноручно проделал</text:span><text:span text:style-name="T279"><text:s/>основные примеры.</text:span></text:p>
      <text:p text:style-name="P280"/>
      <text:p text:style-name="P281"><text:span text:style-name="T282">Подпись студента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fo:font-weight="bold" style:font-weight-asian="bold" style:font-weight-complex="bold" fo:font-size="7pt" style:font-size-asian="7pt" style:font-size-complex="7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я</meta:initial-creator>
    <dc:creator>Полина Зеленер</dc:creator>
    <meta:creation-date>2019-10-12T09:02:00Z</meta:creation-date>
    <dc:date>2019-10-12T09:12:00Z</dc:date>
    <meta:template xlink:href="Normal" xlink:type="simple"/>
    <meta:editing-cycles>3</meta:editing-cycles>
    <meta:editing-duration>PT180S</meta:editing-duration>
    <meta:document-statistic meta:page-count="2" meta:paragraph-count="7" meta:word-count="550" meta:character-count="3681" meta:row-count="26" meta:non-whitespace-character-count="3138"/>
  </office:meta>
</office:document-meta>
</file>